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87.72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68.3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55mm" fo:break-before="auto" style:use-optimal-row-height="true"/>
    </style:style>
    <style:style style:name="ro2" style:family="table-row">
      <style:table-row-properties style:row-height="11.13mm" fo:break-before="auto" style:use-optimal-row-height="true"/>
    </style:style>
    <style:style style:name="ro3" style:family="table-row">
      <style:table-row-properties style:row-height="11.8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="1.99mm" style:vertical-align="top"/>
      <style:paragraph-properties fo:text-align="start"/>
    </style:style>
    <style:style style:name="T1" style:family="text">
      <style:text-properties style:font-name="Arial" style:font-name-asian="Arial Unicode MS" style:font-name-complex="F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asregions</text:p>
          </table:table-cell>
          <table:table-cell table:style-name="ce1" office:value-type="string" calcext:value-type="string">
            <text:p>haszon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exa</text:p>
          </table:table-cell>
          <table:table-cell office:value-type="string" calcext:value-type="string">
            <text:p>Alexa Web Information Serv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wis/" xlink:type="simple">http://aws.amazon.com/awis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stream</text:p>
          </table:table-cell>
          <table:table-cell office:value-type="string" calcext:value-type="string">
            <text:p>Amazon AppStre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ppstream/" xlink:type="simple">http://aws.amazon.com/appstream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scaling</text:p>
          </table:table-cell>
          <table:table-cell office:value-type="string" calcext:value-type="string">
            <text:p>Auto Sc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autoscaling/" xlink:type="simple">http://aws.amazon.com/autoscaling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formation</text:p>
          </table:table-cell>
          <table:table-cell office:value-type="string" calcext:value-type="string">
            <text:p>AWS CloudFor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formation/" xlink:type="simple">http://aws.amazon.com/cloudformation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oudfront</text:p>
          </table:table-cell>
          <table:table-cell office:value-type="string" calcext:value-type="string">
            <text:p>Amazon CloudFro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front/" xlink:type="simple">http://aws.amazon.com/cloudfront/</text:a></text:p>
            <text:p><text:span text:style-name="T1">Note: cloudfront operates in multiple regions, but these are edge locations and don't map into ”regions” themselves.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hsm</text:p>
          </table:table-cell>
          <table:table-cell office:value-type="string" calcext:value-type="string">
            <text:p>AWS CloudH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hsm/" xlink:type="simple">http://aws.amazon.com/cloudhsm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search</text:p>
          </table:table-cell>
          <table:table-cell office:value-type="string" calcext:value-type="string">
            <text:p>Amazon Cloud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search/" xlink:type="simple">http://aws.amazon.com/cloudsearch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trail</text:p>
          </table:table-cell>
          <table:table-cell office:value-type="string" calcext:value-type="string">
            <text:p>AWS CloudTr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trail/" xlink:type="simple">http://aws.amazon.com/cloudtrail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udwatch</text:p>
          </table:table-cell>
          <table:table-cell office:value-type="string" calcext:value-type="string">
            <text:p>Amazon CloudWat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cloudwatch/" xlink:type="simple">http://aws.amazon.com/cloudwatch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pipeline</text:p>
          </table:table-cell>
          <table:table-cell office:value-type="string" calcext:value-type="string">
            <text:p>AWS Data Pipe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atapipelin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ectconnect</text:p>
          </table:table-cell>
          <table:table-cell office:value-type="string" calcext:value-type="string">
            <text:p>AWS Direct Conne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irectconnec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namodb</text:p>
          </table:table-cell>
          <table:table-cell office:value-type="string" calcext:value-type="string">
            <text:p>Amazon Dynamo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dynamodb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bs</text:p>
          </table:table-cell>
          <table:table-cell office:value-type="string" calcext:value-type="string">
            <text:p>Amazon Elastic Block Store (Amazon EBS)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b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Amazon Elastic Compute Cloud (Amazon EC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c2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ache</text:p>
          </table:table-cell>
          <table:table-cell office:value-type="string" calcext:value-type="string">
            <text:p>Amazon ElastiC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ach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beanstalk</text:p>
          </table:table-cell>
          <table:table-cell office:value-type="string" calcext:value-type="string">
            <text:p>AWS Elastic Beansta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beanstalk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stictranscoder</text:p>
          </table:table-cell>
          <table:table-cell office:value-type="string" calcext:value-type="string">
            <text:p>Amazon Elastic Transco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elastictranscoder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b</text:p>
          </table:table-cell>
          <table:table-cell office:value-type="string" calcext:value-type="string">
            <text:p>Elastic Load Balanc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elasticloadbalancing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r</text:p>
          </table:table-cell>
          <table:table-cell office:value-type="string" calcext:value-type="string">
            <text:p>Amazon Elastic MapReduce (Amazon EMR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elasticmapreduc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Amazon Payme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payments.amazon.com/develo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cier</text:p>
          </table:table-cell>
          <table:table-cell office:value-type="string" calcext:value-type="string">
            <text:p>Amazon Glac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glacier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am</text:p>
          </table:table-cell>
          <table:table-cell office:value-type="string" calcext:value-type="string">
            <text:p>AWS Identity and Access Management (IAM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iam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-export</text:p>
          </table:table-cell>
          <table:table-cell office:value-type="string" calcext:value-type="string">
            <text:p>AWS Import/Expo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importexpor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Amazon Kine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kinesi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agement-console</text:p>
          </table:table-cell>
          <table:table-cell office:value-type="string" calcext:value-type="string">
            <text:p>AWS Management Cons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console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urk</text:p>
          </table:table-cell>
          <table:table-cell office:value-type="string" calcext:value-type="string">
            <text:p>Amazon Mechanical Tur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aws.amazon.com/mturk/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sworks</text:p>
          </table:table-cell>
          <table:table-cell office:value-type="string" calcext:value-type="string">
            <text:p>AWS OpsWor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aws.amazon.com/opsworks/" xlink:type="simple">http://aws.amazon.com/opsworks/</text:a></text:p>
            <text:p>Note: Although opsworks can <text:span text:style-name="T2">launch</text:span> into any region, the service itself runs out of a particular reg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ds</text:p>
          </table:table-cell>
          <table:table-cell office:value-type="string" calcext:value-type="string">
            <text:p>Amazon Relational Database Service (Amazon RD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rd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shift</text:p>
          </table:table-cell>
          <table:table-cell office:value-type="string" calcext:value-type="string">
            <text:p>Amazon Redshi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redshift/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ute53</text:p>
          </table:table-cell>
          <table:table-cell office:value-type="string" calcext:value-type="string">
            <text:p>Amazon Route 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aws.amazon.com/route53/" xlink:type="simple">http://aws.amazon.com/route53/</text:a></text:p>
            <text:p>Note: Technically route53 operates in multiple regions, but these are edge locations and don't map into ”regions” themselv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mazon 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3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Amazon Simple Email Service (Amazon SE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e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db</text:p>
          </table:table-cell>
          <table:table-cell office:value-type="string" calcext:value-type="string">
            <text:p>Amazon Simple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impledb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s</text:p>
          </table:table-cell>
          <table:table-cell office:value-type="string" calcext:value-type="string">
            <text:p>Amazon Simple Notification Service (Amazon SN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n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s</text:p>
          </table:table-cell>
          <table:table-cell office:value-type="string" calcext:value-type="string">
            <text:p>Amazon Simple Queue Service (SQ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qs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ragegateway</text:p>
          </table:table-cell>
          <table:table-cell office:value-type="string" calcext:value-type="string">
            <text:p>AWS Storage Gate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toragegateway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f</text:p>
          </table:table-cell>
          <table:table-cell office:value-type="string" calcext:value-type="string">
            <text:p>Amazon Simple Workflow (SWF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swf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c</text:p>
          </table:table-cell>
          <table:table-cell office:value-type="string" calcext:value-type="string">
            <text:p>Amazon Virtual Private Cloud (Amazon VPC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ws.amazon.com/vpc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spaces</text:p>
          </table:table-cell>
          <table:table-cell office:value-type="string" calcext:value-type="string">
            <text:p>Amazon WorkSpa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ws.amazon.com/workspaces/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Auto_Scaling" table:base-cell-address="$Sheet1.$B$4" table:cell-range-address="$Sheet1.$B$4"/>
      </table:named-expressions>
      <table:database-ranges>
        <table:database-range table:name="__Anonymous_Sheet_DB__0" table:target-range-address="Sheet1.A1:Sheet1.D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.00.0000</text:date>, <text:time style:data-style-name="N2" text:time-value="0000-00-00T15:26:58.7964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4T15:27:44.650239000</dc:date>
    <dc:creator>Santeri Paavolainen</dc:creator>
    <meta:generator>LibreOffice/4.1.6.2$MacOSX_x86 LibreOffice_project/40ff705089295be5be0aae9b15123f687c05b0a</meta:generator>
    <meta:editing-duration>P3DT21H37M10S</meta:editing-duration>
    <meta:editing-cycles>14</meta:editing-cycles>
    <meta:document-statistic meta:table-count="1" meta:cell-count="200" meta:object-count="0"/>
    <meta:user-defined meta:name=""/>
  </office:meta>
</office:document-meta>
</file>